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hooking-up-pixy-to-a-beaglebone-black"/>Hooking up Pixy to a Beaglebone Black</text:h>
      <text:h text:style-name="Heading_20_1" text:outline-level="1"><text:bookmark text:name="introduction"/>1. Introduction</text:h>
      <text:p text:style-name="Text_20_body">The following procedure outlines steps to build the 'hello<text:span text:style-name="Emphasis">pixy' example on a BeagleBone Black using the Debian Linux Distribution (Debian Image 2014-05-14). The 'hello</text:span>pixy' example is a simple program that demonstrates how to read blocks and send commands to the Pixy over USB like the PixyMon application. </text:p>
      <text:p text:style-name="Text_20_body">You will need: </text:p>
      <text:list xml:id="list3385524944041053231" text:style-name="L1">
        <text:list-item>
          <text:p text:style-name="P2">BBB with Debian Linux Distribution installed to the eMMC</text:p>
        </text:list-item>
        <text:list-item>
          <text:p text:style-name="P2">USB Hub with at least three ports</text:p>
        </text:list-item>
        <text:list-item>
          <text:p text:style-name="P2">Pixy updated to the latest firmware (1.0.2)</text:p>
        </text:list-item>
        <text:list-item>
          <text:p text:style-name="P1">libpixyusb version is 0.2</text:p>
        </text:list-item>
      </text:list>
      <text:p text:style-name="Text_20_body">The Debian Linux distribution for the BeagleBone Black is available from the BeagleBoard website here: <text:a xlink:type="simple" xlink:href="https://beagleboard.org/latest-images/">http://beagleboard.org/latest-images/</text:a><text:line-break/>A procedure for flashing the BeagleBone Black can be found here: <text:a xlink:type="simple" xlink:href="https://learn.adafruit.com/beaglebone-black-installing-operating-systems/flashing-the-beaglebone-black">https://learn.adafruit.com/beaglebone-black-installing-operating-systems/flashing-the-beaglebone-black</text:a> </text:p>
      <text:h text:style-name="Heading_20_1" text:outline-level="1"><text:bookmark text:name="procedure"/>2. Procedure</text:h>
      <text:h text:style-name="Heading_20_2" text:outline-level="2"><text:bookmark text:name="beaglebone-black-hardware-setup"/>2.1. BeagleBone Black Hardware Setup</text:h>
      <text:h text:style-name="Heading_20_3" text:outline-level="3"><text:bookmark text:name="using-a-usb-hub-connect-your-keyboard-mouse-and-pixy-to-the-beaglebone-black-using-an-ethernet-cable-connect-your-beaglebone-black-to-the-internet-connect-a-video-display-to-the-beaglebone-black-using-an-hdmi-cable-power-up-the-beaglebone-black-using-either-a-usb-cable-or-the-5v-barrel-connector"/>2.1.1. Using a USB hub, connect your keyboard, mouse, and Pixy to the BeagleBone Black. Using an Ethernet cable, connect your BeagleBone Black to the internet. Connect a video display to the BeagleBone Black using an HDMI cable. Power up the BeagleBone Black using either a USB cable or the 5V barrel connector.</text:h>
      <text:p text:style-name="Text_20_body"><draw:a xlink:type="simple" xlink:href="https://docs.pixycam.com/wiki/lib/exe/detail.php?id=wiki%3Av2%3Ahooking_up_pixy_to_a_beaglebone_black&amp;media=wiki:img:8fbcbba901d7a1526f2c8be21352636239a4425c.png"><draw:frame draw:style-name="fr1" draw:name="Image1" text:anchor-type="as-char" svg:width="14.182cm" svg:height="1.069cm" draw:z-index="0"><draw:image xlink:href="https://docs.pixycam.com/wiki/lib/exe/fetch.php?w=400&amp;tok=0ea51e&amp;media=wiki:img:8fbcbba901d7a1526f2c8be21352636239a4425c.png" xlink:type="simple" xlink:show="embed" xlink:actuate="onLoad"/></draw:frame></draw:a> </text:p>
      <text:h text:style-name="Heading_20_2" text:outline-level="2"><text:bookmark text:name="software-dependency-installation"/>2.2. Software Dependency Installation</text:h>
      <text:p text:style-name="Text_20_body">From the main menu, start the LXTerminal application. </text:p>
      <text:p text:style-name="Text_20_body">In the terminal window type: </text:p>
      <text:p text:style-name="Text_20_body"><text:span text:style-name="Source_20_Text">sudo apt-get update</text:span> </text:p>
      <text:h text:style-name="Heading_20_3" text:outline-level="3"><text:bookmark text:name="install-libusb"/><text:soft-page-break/>2.2.1. Install libusb</text:h>
      <text:p text:style-name="Text_20_body">In the terminal window type: </text:p>
      <text:p text:style-name="Text_20_body"><text:span text:style-name="Source_20_Text">sudo apt-get install libusb-1.0-0.dev</text:span> </text:p>
      <text:h text:style-name="Heading_20_3" text:outline-level="3"><text:bookmark text:name="install-libboost"/>2.2.2. Install libboost</text:h>
      <text:p text:style-name="Text_20_body">In the terminal window type: </text:p>
      <text:p text:style-name="Text_20_body"><text:span text:style-name="Source_20_Text">sudo apt-get install libboost-all-dev</text:span> </text:p>
      <text:h text:style-name="Heading_20_3" text:outline-level="3"><text:bookmark text:name="install-cmake"/>2.2.3. Install cmake</text:h>
      <text:p text:style-name="Text_20_body">In the terminal window type: </text:p>
      <text:p text:style-name="Text_20_body"><text:span text:style-name="Source_20_Text">sudo apt-get install cmake</text:span> </text:p>
      <text:h text:style-name="Heading_20_2" text:outline-level="2"><text:bookmark text:name="install-pixy-source-code"/>2.3. Install Pixy Source Code</text:h>
      <text:p text:style-name="Text_20_body">In the terminal window type: </text:p>
      <text:p text:style-name="Text_20_body"><text:span text:style-name="Source_20_Text">git clone https://github.com/charmedlabs/pixy.git</text:span> </text:p>
      <text:h text:style-name="Heading_20_2" text:outline-level="2"><text:bookmark text:name="build-and-install-libpixyusb"/>2.4. Build and install libpixyusb</text:h>
      <text:h text:style-name="Heading_20_3" text:outline-level="3"><text:bookmark text:name="build-the-library"/>2.4.1. Build the library</text:h>
      <text:p text:style-name="Text_20_body">In the terminal window type: </text:p>
      <text:p text:style-name="Text_20_body"><text:span text:style-name="Source_20_Text">cd pixy/scripts</text:span><text:line-break/><text:span text:style-name="Source_20_Text">./build_libpixyusb.sh</text:span> </text:p>
      <text:h text:style-name="Heading_20_3" text:outline-level="3"><text:bookmark text:name="install-the-library"/>2.4.2. Install the library</text:h>
      <text:p text:style-name="Text_20_body">In the terminal window type: </text:p>
      <text:p text:style-name="Text_20_body"><text:span text:style-name="Source_20_Text">sudo ./install_libpixyusb.sh</text:span> </text:p>
      <text:h text:style-name="Heading_20_2" text:outline-level="2"><text:bookmark text:name="running-the-hello_pixy-example"/>2.5. Running the 'hello_pixy' example</text:h>
      <text:h text:style-name="Heading_20_3" text:outline-level="3"><text:bookmark text:name="build-the-example"/>2.5.1. Build the example</text:h>
      <text:p text:style-name="Text_20_body">In the terminal window type: </text:p>
      <text:p text:style-name="Text_20_body"><text:span text:style-name="Source_20_Text">./build_hello_pixy.sh</text:span> </text:p>
      <text:h text:style-name="Heading_20_3" text:outline-level="3"><text:bookmark text:name="run-the-example"/>2.5.2. Run the example</text:h>
      <text:p text:style-name="Text_20_body">In the terminal window type: </text:p>
      <text:p text:style-name="Text_20_body"><text:soft-page-break/><text:span text:style-name="Source_20_Text">cd ../build/hello_pixy</text:span><text:line-break/><text:span text:style-name="Source_20_Text">sudo ./hello_pixy</text:span> </text:p>
      <text:p text:style-name="Text_20_body">The output should look like something below: </text:p>
      <text:p text:style-name="Text_20_body"><text:span text:style-name="Source_20_Text">Hello Pixy:</text:span><text:line-break/><text:span text:style-name="Source_20_Text">Example Version: 0.3</text:span><text:line-break/><text:span text:style-name="Source_20_Text">Pixy Firmware Version: 1.0.2</text:span><text:line-break/><text:span text:style-name="Source_20_Text">Detecting blocks...</text:span><text:line-break/><text:span text:style-name="Source_20_Text">[sig: 1 w: 11 h: 17 x:149 y: 46]</text:span><text:line-break/><text:span text:style-name="Source_20_Text">[sig: 1 w: 9 h: 21 x:148 y: 46]</text:span><text:line-break/><text:span text:style-name="Source_20_Text">[sig: 1 w: 14 h: 21 x:151 y: 45]</text:span><text:line-break/><text:span text:style-name="Source_20_Text">[sig: 1 w: 10 h: 19 x:149 y: 47]</text:span><text:line-break/><text:span text:style-name="Source_20_Text">[sig: 1 w: 8 h: 16 x:148 y: 49]</text:span><text:line-break/><text:span text:style-name="Source_20_Text">[sig: 1 w: 9 h: 19 x:148 y: 45]</text:span><text:line-break/><text:span text:style-name="Source_20_Text">[sig: 1 w: 12 h: 6 x:150 y: 54]</text:span><text:line-break/><text:span text:style-name="Source_20_Text">[sig: 1 w: 15 h: 18 x:151 y: 46]</text:span><text:line-break/><text:span text:style-name="Source_20_Text">[sig: 1 w: 11 h: 5 x:149 y: 54]</text:span><text:line-break/><text:span text:style-name="Source_20_Text">[sig: 1 w: 9 h: 7 x:148 y: 49]</text:span><text:line-break/><text:span text:style-name="Source_20_Text">[sig: 1 w: 11 h: 5 x:149 y: 50]</text:span><text:line-break/><text:span text:style-name="Source_20_Text">[sig: 1 w: 8 h: 6 x:148 y: 47]</text:span><text:line-break/><text:span text:style-name="Source_20_Text">[sig: 1 w: 10 h: 7 x:149 y: 51]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2:13:47.061342749</meta:creation-date>
    <dc:date>2019-06-28T12:14:31.452849697</dc:date>
    <meta:editing-duration>P0D</meta:editing-duration>
    <meta:editing-cycles>1</meta:editing-cycles>
    <meta:document-statistic meta:table-count="0" meta:image-count="1" meta:object-count="0" meta:page-count="3" meta:paragraph-count="45" meta:word-count="438" meta:character-count="2663" meta:non-whitespace-character-count="2248"/>
    <meta:generator>LibreOffice/4.2.8.2$Linux_X86_64 LibreOffice_project/420m0$Build-2</meta:generator>
  </office:meta>
</office:document-meta>
</file>